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539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8165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598in"/>
    </style:style>
    <style:style style:name="co9" style:family="table-column">
      <style:table-column-properties fo:break-before="auto" style:column-width="1.4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Available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John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a xlink:href="mailto:john.russo@uniroma1.it" xlink:type="simple">john.russo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enzo</text:p>
          </table:table-cell>
          <table:table-cell office:value-type="string" calcext:value-type="string">
            <text:p>Rovigatt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orenzo.rovigatti@uniroma1.it" xlink:type="simple">lorenzo.rovigatti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esco</text:p>
          </table:table-cell>
          <table:table-cell office:value-type="string" calcext:value-type="string">
            <text:p>Sciortino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<text:a xlink:href="mailto:francesco.sciortino@uniroma1.it" xlink:type="simple">francesco.sciortino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tiano</text:p>
          </table:table-cell>
          <table:table-cell office:value-type="string" calcext:value-type="string">
            <text:p>De Michele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<text:a xlink:href="mailto:cristiano.demichele@uniroma1.it" xlink:type="simple">cristiano.demichele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letta</text:p>
          </table:table-cell>
          <table:table-cell office:value-type="string" calcext:value-type="string">
            <text:p>Gnan</text:p>
          </table:table-cell>
          <table:table-cell office:value-type="string" calcext:value-type="string">
            <text:p>Nicoletta</text:p>
          </table:table-cell>
          <table:table-cell office:value-type="string" calcext:value-type="string">
            <text:p><text:a xlink:href="mailto:nicoletta.gnan@roma1.infn.it" xlink:type="simple">nicoletta.gnan@roma1.infn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anuela</text:p>
          </table:table-cell>
          <table:table-cell office:value-type="string" calcext:value-type="string">
            <text:p>Zaccarelli</text:p>
          </table:table-cell>
          <table:table-cell office:value-type="string" calcext:value-type="string">
            <text:p>Emanuela</text:p>
          </table:table-cell>
          <table:table-cell office:value-type="string" calcext:value-type="string">
            <text:p><text:a xlink:href="mailto:emanuela.zaccarelli@cnr.it" xlink:type="simple">emanuela.zaccarelli@cnr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bio</text:p>
          </table:table-cell>
          <table:table-cell office:value-type="string" calcext:value-type="string">
            <text:p>Leoni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<text:a xlink:href="mailto:fabio.leoni@uniroma1.it" xlink:type="simple">fabio.leoni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<text:a xlink:href="mailto:diogo.pinto@uniroma1.it" xlink:type="simple">diogo.pinto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esco</text:p>
          </table:table-cell>
          <table:table-cell office:value-type="string" calcext:value-type="string">
            <text:p>Guidarelli Mattioli</text:p>
          </table:table-cell>
          <table:table-cell office:value-type="string" calcext:value-type="string">
            <text:p>Francesco Jr.</text:p>
          </table:table-cell>
          <table:table-cell office:value-type="string" calcext:value-type="string">
            <text:p><text:a xlink:href="mailto:francesco.guidarellimattioli@uniroma1.it" xlink:type="simple">francesco.guidarellimattioli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illa</text:p>
          </table:table-cell>
          <table:table-cell office:value-type="string" calcext:value-type="string">
            <text:p>Beneduce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<text:a xlink:href="mailto:beneduce.1756367@studenti.uniroma1.it" xlink:type="simple">beneduce.1756367@studenti.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rigo</text:p>
          </table:table-cell>
          <table:table-cell office:value-type="string" calcext:value-type="string">
            <text:p>Rivas Barbos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<text:a xlink:href="mailto:rodrigo.rivasbarbosa@uniroma1.it" xlink:type="simple">rodrigo.rivasbarbosa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esco</text:p>
          </table:table-cell>
          <table:table-cell office:value-type="string" calcext:value-type="string">
            <text:p>Tosti Guerra</text:p>
          </table:table-cell>
          <table:table-cell office:value-type="string" calcext:value-type="string">
            <text:p>Francesco TG</text:p>
          </table:table-cell>
          <table:table-cell office:value-type="string" calcext:value-type="string">
            <text:p><text:a xlink:href="mailto:francesco.tostiguerra@uniroma1.it" xlink:type="simple">francesco.tostiguerra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tizia</text:p>
          </table:table-cell>
          <table:table-cell office:value-type="string" calcext:value-type="string">
            <text:p>Tavagnacco</text:p>
          </table:table-cell>
          <table:table-cell office:value-type="string" calcext:value-type="string">
            <text:p>Letizia</text:p>
          </table:table-cell>
          <table:table-cell office:value-type="string" calcext:value-type="string">
            <text:p><text:a xlink:href="mailto:tavagnacco.letizia@gmail.com" xlink:type="simple">tavagnacco.letizia@gmail.com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ovanni</text:p>
          </table:table-cell>
          <table:table-cell office:value-type="string" calcext:value-type="string">
            <text:p>Del Monte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<text:a xlink:href="mailto:giovanni.delmonte90@gmail.com" xlink:type="simple">giovanni.delmonte90@gmail.com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cesco</text:p>
          </table:table-cell>
          <table:table-cell office:value-type="string" calcext:value-type="string">
            <text:p>Brasili</text:p>
          </table:table-cell>
          <table:table-cell office:value-type="string" calcext:value-type="string">
            <text:p>Francesco B.</text:p>
          </table:table-cell>
          <table:table-cell office:value-type="string" calcext:value-type="string">
            <text:p><text:a xlink:href="mailto:francesco.brasili@gmail.com" xlink:type="simple">francesco.brasili@gmail.com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via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<text:a xlink:href="mailto:silvia.franco@uniroma1.it" xlink:type="simple">silvia.franco@uniroma1.it</text:a>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talks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21" table:default-cell-style-name="ce3"/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29/11/2022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7T17:35:59.154095453</dc:date>
    <meta:editing-duration>PT17M31S</meta:editing-duration>
    <meta:editing-cycles>17</meta:editing-cycles>
    <meta:document-statistic meta:table-count="2" meta:cell-count="89" meta:object-count="0"/>
  </office:meta>
</office:document-meta>
</file>